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efore cont sect break<text:note text:id="ftn1" text:note-class="endnote"><text:note-citation>i</text:note-citation><text:note-body><text:p text:style-name="P1" loext:marker-style-name="T1"><text:span text:style-name="T2"><text:s/>e</text:span><text:span text:style-name="T1">ndnote content</text:span></text:p></text:note-body></text:note></text:p>
      <text:section text:style-name="Sect1" text:name="TextSection">
        <text:p text:style-name="Standard">after cont sect break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GB" style:letter-kerning="false" style:font-name-asian="Calibri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en" fo:country="GB" style:letter-kerning="false" style:font-name-asian="Calibri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fo:language="fr" fo:country="FR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cm" style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size-complex="10pt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.106cm" style:contextual-spacing="false" fo:line-height="100%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left="0.501cm" fo:margin-top="0.423cm" fo:margin-bottom="0.071cm" style:contextual-spacing="false" fo:line-height="100%" fo:text-align="justify" style:justify-single-word="false" fo:text-indent="-0.501cm" style:auto-text-indent="false" fo:keep-with-next="always"/>
      <style:text-properties fo:font-variant="small-caps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fr" style:country-asian="FR" style:font-weight-asian="bold" style:font-size-complex="10pt"/>
    </style:style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size-complex="10pt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size-complex="10pt"/>
    </style:style>
    <style:style style:name="Body_20_Text_20_21" style:display-name="Body Text 21" style:family="paragraph" style:parent-style-name="Standard">
      <style:paragraph-properties fo:margin-top="0cm" fo:margin-bottom="0.071cm" style:contextual-spacing="false" fo:line-height="100%" fo:text-align="justify" style:justify-single-word="false" fo:text-indent="1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size-complex="10pt"/>
    </style:style>
    <style:style style:name="Quote" style:family="paragraph" style:parent-style-name="Text_20_body" loext:linked-style-name="Quote_20_Char">
      <style:paragraph-properties fo:margin-left="1.501cm" fo:margin-top="0cm" fo:margin-bottom="0.071cm" style:contextual-spacing="false" fo:text-indent="0.501cm" style:auto-text-indent="false"/>
      <style:text-properties fo:font-size="12pt" fo:font-style="italic" style:font-size-asian="12pt" style:font-style-asian="italic"/>
    </style:style>
    <style:style style:name="Alinéa" style:family="paragraph" style:parent-style-name="Text_20_body">
      <style:paragraph-properties fo:margin-left="1.501cm" fo:margin-top="0cm" fo:margin-bottom="0.071cm" style:contextual-spacing="false" fo:text-indent="0.499cm" style:auto-text-indent="false"/>
      <style:text-properties fo:font-size="12pt" style:font-size-asian="12pt"/>
    </style:style>
    <style:style style:name="Style3" style:family="paragraph" style:parent-style-name="Standard">
      <style:paragraph-properties fo:margin-top="0.212cm" fo:margin-bottom="0cm" style:contextual-spacing="false" fo:line-height="100%" fo:text-align="justify" style:justify-single-word="false">
        <style:tab-stops>
          <style:tab-stop style:position="0cm"/>
        </style:tab-stops>
      </style:paragraph-properties>
      <style:text-properties style:font-name="Times" fo:font-family="Times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size-complex="12pt"/>
    </style:style>
    <style:style style:name="Style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size-complex="10pt"/>
    </style:style>
    <style:style style:name="Bibliography" style:family="paragraph" style:parent-style-name="Text_20_body">
      <style:paragraph-properties fo:margin-left="0.75cm" fo:margin-top="0cm" fo:margin-bottom="0.212cm" style:contextual-spacing="false" fo:line-height="150%" fo:hyphenation-ladder-count="no-limit" fo:hyphenation-keep="auto" loext:hyphenation-keep-type="column" fo:text-indent="-0.75cm" style:auto-text-indent="false"/>
      <style:text-properties fo:font-size="12pt" fo:font-style="italic" style:font-size-asian="12pt" style:language-asian="ar" style:country-asian="SA" style:font-style-asian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b__20_Justifié" style:display-name="Normal + Justifié" style:family="paragraph" style:parent-style-name="Standard">
      <style:paragraph-properties fo:margin-left="0.501cm" fo:margin-top="0cm" fo:margin-bottom="0cm" style:contextual-spacing="false" fo:line-height="100%" fo:text-align="justify" style:justify-single-word="false" fo:hyphenation-ladder-count="no-limit" fo:hyphenation-keep="auto" loext:hyphenation-keep-type="column" fo:text-indent="-0.501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trait_20_corps_20_de_20_texte_20_31" style:display-name="Retrait corps de texte 31" style:family="paragraph" style:parent-style-name="Standard">
      <style:paragraph-properties fo:margin-top="0cm" fo:margin-bottom="0.212cm" style:contextual-spacing="false" fo:line-height="100%" fo:text-align="justify" style:justify-single-word="false" fo:hyphenation-ladder-count="no-limit" fo:hyphenation-keep="auto" loext:hyphenation-keep-type="column" fo:text-indent="0.501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size-complex="12pt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fr" style:country-asian="FR" style:font-name-complex="Tahoma1" style:font-family-complex="Tahoma" style:font-family-generic-complex="system" style:font-pitch-complex="variable" style:font-size-complex="8pt"/>
    </style:style>
    <style:style style:name="Qualite_20_Auteur" style:display-name="Qualite Auteur" style:family="paragraph">
      <style:paragraph-properties fo:margin-top="0cm" fo:margin-bottom="0.071cm" style:contextual-spacing="false" fo:line-height="0.388cm" fo:text-align="center" style:justify-single-word="false" fo:orphans="2" fo:widows="2" style:writing-mode="lr-tb"/>
      <style:text-properties fo:color="#00ffff" loext:opacity="100%" style:font-name="Times New Roman" fo:font-family="'Times New Roman'" style:font-family-generic="roman" style:font-pitch="variable" fo:language="fr" fo:country="FR" fo:font-style="italic" style:font-name-asian="SimSun" style:font-family-asian="SimSun" style:font-family-generic-asian="system" style:font-pitch-asian="variable" style:language-asian="zh" style:country-asian="CN" style:font-style-asian="italic"/>
    </style:style>
    <style:style style:name="Corps_20_de_20_texte_20_21" style:display-name="Corps de texte 21" style:family="paragraph" style:parent-style-name="Standard">
      <style:paragraph-properties fo:margin-top="0cm" fo:margin-bottom="0.071cm" style:contextual-spacing="false" fo:line-height="100%" fo:text-align="justify" style:justify-single-word="false" fo:text-indent="1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size-complex="10pt"/>
    </style:style>
    <style:style style:name="Style_20_Justifié_20_Gauche_a0__3a__20__20_0_20_cm_20_Suspendu_20__3a__20_05_20_cm" style:display-name="Style Justifié Gauche :  0 cm Suspendu : 05 cm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 fo:hyphenation-keep="auto" loext:hyphenation-keep-type="column" fo:text-indent="1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size-complex="10pt"/>
    </style:style>
    <style:style style:name="List_20_Paragraph" style:display-name="List Paragraph" style:family="paragraph" style:parent-style-name="Standard">
      <style:paragraph-properties fo:margin-left="1.249cm"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size-complex="10pt"/>
    </style:style>
    <style:style style:name="Marginalia" style:family="paragraph" style:parent-style-name="Standard" loext:linked-style-name="Comment_20_Text_20_Char" style:class="text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language="fr" fo:country="FR" style:font-name-asian="Times New Roman1" style:font-family-asian="'Times New Roman'" style:font-family-generic-asian="system" style:font-pitch-asian="variable" style:language-asian="fr" style:country-asian="FR"/>
    </style:style>
    <style:style style:name="Default_20_Paragraph_20_Font" style:display-name="Default Paragraph Font" style:family="text"/>
    <style:style style:name="Heading_20_1_20_Char" style:display-name="Heading 1 Char" style:family="text" loext:linked-style-name="Heading_20_1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 loext:linked-style-name="Heading_20_2">
      <style:text-properties fo:font-variant="small-caps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/>
    </style:style>
    <style:style style:name="Body_20_Text_20_Char" style:display-name="Body Text Char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Footnote_20_Text_20_Char" style:display-name="Footnote Text Char" style:family="text" loext:linked-style-name="Footnote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er_20_Char" style:display-name="Footer Char" style:family="text" loext:linked-style-name="Footer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Page_20_Number" style:display-name="Page Number" style:family="text"/>
    <style:style style:name="Endnote_20_Text_20_Char" style:display-name="Endnote Text Char" style:family="text" loext:linked-style-name="Endnote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Quote_20_Char" style:display-name="Quote Char" style:family="text" loext:linked-style-name="Quote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/>
    </style:style>
    <style:style style:name="Caractère_20_de_20_note_20_de_20_fin" style:display-name="Caractère de note de fin" style:family="text">
      <style:text-properties style:text-position="super 58%"/>
    </style:style>
    <style:style style:name="WW-Caractère_20_de_20_note_20_de_20_fin" style:display-name="WW-Caractère de note de fin" style:family="text">
      <style:text-properties style:text-position="super 58%"/>
    </style:style>
    <style:style style:name="Balloon_20_Text_20_Char" style:display-name="Balloon Text Char" style:family="tex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ms-rtecustom-textecegos1" style:family="text">
      <style:text-properties fo:color="#52525a" loext:opacity="100%" style:font-name="Verdana" fo:font-family="Verdana" style:font-family-generic="roman" style:font-pitch="variable" fo:font-size="8.5pt" style:font-size-asian="8.5pt" style:font-size-complex="8.5pt"/>
    </style:style>
    <style:style style:name="Header_20_Char" style:display-name="Header Char" style:family="text" loext:linked-style-name="Header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loext:linked-style-name="Marginalia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omment_20_Subject_20_Char" style:display-name="Comment Subject Char" style:family="text" loext:linked-style-name="annotation_20_subject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weight-complex="bold"/>
    </style:style>
    <style:style style:name="Emphasis" style:family="text">
      <style:text-properties fo:font-style="normal" fo:font-weight="bold" style:font-style-asian="normal" style:font-weight-asian="bold" style:font-style-complex="normal" style:font-weight-complex="bold"/>
    </style:style>
    <style:style style:name="ft" style:family="text"/>
    <style:style style:name="ms" style:family="text">
      <style:text-properties fo:color="#52525a" loext:opacity="100%" style:font-name="Verdana" fo:font-family="Verdana" style:font-family-generic="roman" style:font-pitch="variable" fo:font-size="8.5pt" style:font-size-asian="8.5pt" style:font-name-complex="Times New Roman1" style:font-family-complex="'Times New Roman'" style:font-family-generic-complex="system" style:font-pitch-complex="variable" style:font-size-complex="8.5pt"/>
    </style:style>
    <style:style style:name="cite_5f_crochet1" style:display-name="cite_crochet1" style:family="text">
      <style:text-properties text:display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oog_5f_qs-tidbit1" style:display-name="goog_qs-tidbit1" style:family="text">
      <style:text-properties text:display="true"/>
    </style:style>
    <style:style style:name="st1" style:family="text"/>
    <style:style style:name="searchword" style:family="text">
      <style:text-properties fo:background-color="#ffff00"/>
    </style:style>
    <style:style style:name="ListLabel_20_1" style:display-name="ListLabel 1" style:family="text"/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>
      <style:text-properties fo:font-size="12pt" fo:font-style="normal" style:font-size-asian="12pt" style:font-style-asian="normal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" loext:is-legal="tru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ListLabel_20_3" loext:is-legal="tru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ListLabel_20_5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ListLabel_20_6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ListLabel_20_7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ListLabel_20_8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8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39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0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1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6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3" text:style-name="ListLabel_20_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6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6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6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6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6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7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7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7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74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text:style-name="ListLabel_20_7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7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7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7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8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8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83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4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8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4" text:style-name="ListLabel_20_8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5" text:style-name="ListLabel_20_8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2.065cm"/>
        </style:list-level-properties>
      </text:list-level-style-number>
      <text:list-level-style-number text:level="6" text:style-name="ListLabel_20_8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4.605cm"/>
        </style:list-level-properties>
      </text:list-level-style-number>
      <text:list-level-style-number text:level="7" text:style-name="ListLabel_20_8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7.78cm"/>
        </style:list-level-properties>
      </text:list-level-style-number>
      <text:list-level-style-number text:level="8" text:style-name="ListLabel_20_9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0.32cm"/>
        </style:list-level-properties>
      </text:list-level-style-number>
      <text:list-level-style-number text:level="9" text:style-name="ListLabel_20_9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23.4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92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3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94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9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9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9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9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9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0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0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10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text:style-name="ListLabel_20_10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10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text:style-name="ListLabel_20_10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10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text:style-name="ListLabel_20_10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49cm"/>
        </style:list-level-properties>
      </text:list-level-style-number>
      <text:list-level-style-number text:level="2" text:style-name="ListLabel_20_1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19cm"/>
        </style:list-level-properties>
      </text:list-level-style-number>
      <text:list-level-style-number text:level="3" text:style-name="ListLabel_20_1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89cm"/>
        </style:list-level-properties>
      </text:list-level-style-number>
      <text:list-level-style-number text:level="4" text:style-name="ListLabel_20_1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59cm"/>
        </style:list-level-properties>
      </text:list-level-style-number>
      <text:list-level-style-number text:level="5" text:style-name="ListLabel_20_1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29cm"/>
        </style:list-level-properties>
      </text:list-level-style-number>
      <text:list-level-style-number text:level="6" text:style-name="ListLabel_20_1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99cm"/>
        </style:list-level-properties>
      </text:list-level-style-number>
      <text:list-level-style-number text:level="7" text:style-name="ListLabel_20_1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69cm"/>
        </style:list-level-properties>
      </text:list-level-style-number>
      <text:list-level-style-number text:level="8" text:style-name="ListLabel_20_1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39cm"/>
        </style:list-level-properties>
      </text:list-level-style-number>
      <text:list-level-style-number text:level="9" text:style-name="ListLabel_20_1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0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49cm"/>
        </style:list-level-properties>
      </text:list-level-style-number>
      <text:list-level-style-number text:level="2" text:style-name="ListLabel_20_1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19cm"/>
        </style:list-level-properties>
      </text:list-level-style-number>
      <text:list-level-style-number text:level="3" text:style-name="ListLabel_20_1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89cm"/>
        </style:list-level-properties>
      </text:list-level-style-number>
      <text:list-level-style-number text:level="4" text:style-name="ListLabel_20_1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59cm"/>
        </style:list-level-properties>
      </text:list-level-style-number>
      <text:list-level-style-number text:level="5" text:style-name="ListLabel_20_1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29cm"/>
        </style:list-level-properties>
      </text:list-level-style-number>
      <text:list-level-style-number text:level="6" text:style-name="ListLabel_20_1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99cm"/>
        </style:list-level-properties>
      </text:list-level-style-number>
      <text:list-level-style-number text:level="7" text:style-name="ListLabel_20_1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69cm"/>
        </style:list-level-properties>
      </text:list-level-style-number>
      <text:list-level-style-number text:level="8" text:style-name="ListLabel_20_1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39cm"/>
        </style:list-level-properties>
      </text:list-level-style-number>
      <text:list-level-style-number text:level="9" text:style-name="ListLabel_20_1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0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37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38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3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14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2" text:style-name="ListLabel_20_1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55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64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73" loext:num-list-format="%1%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4" loext:is-legal="true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953cm" fo:margin-left="2.223cm"/>
        </style:list-level-properties>
      </text:list-level-style-number>
      <text:list-level-style-number text:level="3" text:style-name="ListLabel_20_175" loext:is-legal="true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fo:text-indent="-1.27cm" fo:margin-left="3.493cm"/>
        </style:list-level-properties>
      </text:list-level-style-number>
      <text:list-level-style-number text:level="4" text:style-name="ListLabel_20_176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text:style-name="ListLabel_20_177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178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text:style-name="ListLabel_20_179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180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text:style-name="ListLabel_20_181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nri Zimnovitch</meta:initial-creator>
    <dc:creator>Miklos Vajna</dc:creator>
    <meta:editing-cycles>37</meta:editing-cycles>
    <meta:creation-date>2012-06-19T16:21:00</meta:creation-date>
    <dc:date>2024-05-14T13:08:00</dc:date>
    <meta:editing-duration>PT56M</meta:editing-duration>
    <meta:generator>LibreOfficeDev/24.8.0.0.alpha0$Linux_X86_64 LibreOffice_project/1825d5ac31828b1f8bda518dc1cb455916bc3a0d</meta:generator>
    <meta:document-statistic meta:table-count="0" meta:image-count="0" meta:object-count="0" meta:page-count="1" meta:paragraph-count="3" meta:word-count="10" meta:character-count="60" meta:non-whitespace-character-count="52"/>
    <meta:user-defined meta:name="AppVersion">16.0000</meta:user-defined>
    <meta:template xlink:type="simple" xlink:actuate="onRequest" xlink:title="Normal.dotm" xlink:href=""/>
  </office:meta>
</office:document-meta>
</file>